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/>
    <style:font-face style:name="Arial Black" svg:font-family="'Arial Black'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Arrow" draw:marker-start-width="0.457cm" draw:marker-end="Square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ff" draw:marker-start="Arrow" draw:marker-start-width="0.457cm" draw:marker-end="Square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objectwithoutfill">
      <style:graphic-properties svg:stroke-width="0.102cm" svg:stroke-color="#008000" draw:marker-start="Arrow" draw:marker-start-width="0.457cm" draw:marker-end="Square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457cm" draw:marker-end="Square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102cm" svg:stroke-color="#000000" draw:marker-start="" draw:marker-start-width="0.457cm" draw:marker-end="Symmetric_20_Arrow" draw:marker-end-width="0.559cm" draw:textarea-horizontal-align="center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ff0000" style:font-name="Arial Black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008000" style:font-name="Arial Black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ff" style:font-name="Arial Black" fo:font-weight="normal" style:font-weight-asian="normal" style:font-weight-complex="normal"/>
    </style:style>
    <style:style style:name="P6" style:family="paragraph">
      <style:paragraph-properties fo:margin-left="0cm" fo:margin-right="0cm" fo:line-height="100%" fo:text-align="center" fo:text-indent="0cm"/>
      <style:text-properties fo:color="#000000"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Arial Black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color="#ff0000" style:font-name="Arial Black" fo:font-weight="normal" style:font-weight-asian="normal" style:font-weight-complex="normal"/>
    </style:style>
    <style:style style:name="T2" style:family="text">
      <style:text-properties fo:color="#008000" style:font-name="Arial Black" fo:font-weight="normal" style:font-weight-asian="normal" style:font-weight-complex="normal"/>
    </style:style>
    <style:style style:name="T3" style:family="text">
      <style:text-properties fo:color="#0000ff" style:font-name="Arial Black" fo:font-weight="normal" style:font-weight-asian="normal" style:font-weight-complex="normal"/>
    </style:style>
    <style:style style:name="T4" style:family="text">
      <style:text-properties fo:color="#000000" style:font-name="Arial Black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7.779cm" svg:height="2.108cm" svg:x="6.08cm" svg:y="5.336cm" svg:viewBox="0 0 17780 2109" svg:d="M17780 1474c-7112-2540-8060 1270-9957 0s-879-685-2743-1364-5080 1999-5080 1999">
          <draw:glue-point draw:id="4" svg:x="-1.562cm" svg:y="-1.666cm"/>
          <text:p/>
        </draw:path>
        <draw:custom-shape draw:style-name="gr2" draw:text-style-name="P1" draw:layer="layout" svg:width="4.445cm" svg:height="4.445cm" svg:x="4.175cm" svg:y="1.635cm">
          <draw:glue-point draw:id="10" svg:x="3.572cm" svg:y="0cm"/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6116.59919028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" draw:text-style-name="P1" draw:layer="layout" svg:width="17.779cm" svg:height="3.694cm" svg:x="6.08cm" svg:y="9.255cm" svg:viewBox="0 0 17780 3695" svg:d="M17780 2893c-3175 2446-7628-1364-9525-2634s-1311 2584-3175 1905-5080 1364-5080 1364">
          <draw:glue-point draw:id="4" svg:x="-1.562cm" svg:y="-1.666cm"/>
          <text:p/>
        </draw:path>
        <draw:frame draw:style-name="gr4" draw:text-style-name="P3" draw:layer="layout" svg:width="5.08cm" svg:height="1.52cm" svg:x="8.285cm" svg:y="5.83cm">
          <draw:text-box>
            <text:p text:style-name="P2"><text:span text:style-name="T1">temperature</text:span></text:p>
          </draw:text-box>
        </draw:frame>
        <draw:frame draw:style-name="gr4" draw:text-style-name="P4" draw:layer="layout" svg:width="3.81cm" svg:height="1.52cm" svg:x="11.26cm" svg:y="7.985cm">
          <draw:text-box>
            <text:p text:style-name="P2"><text:span text:style-name="T2">pressure</text:span></text:p>
          </draw:text-box>
        </draw:frame>
        <draw:frame draw:style-name="gr4" draw:text-style-name="P5" draw:layer="layout" svg:width="3.81cm" svg:height="1.52cm" svg:x="12.63cm" svg:y="10.425cm">
          <draw:text-box>
            <text:p text:style-name="P2"><text:span text:style-name="T3">humidity</text:span></text:p>
          </draw:text-box>
        </draw:frame>
        <draw:path draw:style-name="gr5" draw:text-style-name="P1" draw:layer="layout" svg:width="17.779cm" svg:height="2.819cm" svg:x="6.08cm" svg:y="7.35cm" svg:viewBox="0 0 17780 2820" svg:d="M17780 2149c-1905-1621-7620 284-9525-1621s-4322 2009-6350 1270c-672-245-635 1270-1905 986">
          <draw:glue-point draw:id="4" svg:x="-1.562cm" svg:y="-1.666cm"/>
          <text:p/>
        </draw:path>
        <draw:path draw:style-name="gr6" draw:text-style-name="P1" draw:layer="layout" svg:width="17.779cm" svg:height="1.869cm" svg:x="6.08cm" svg:y="2.924cm" svg:viewBox="0 0 17780 1870" svg:d="M17780 1251c-4445 2540-10160-3810-17780 0">
          <draw:glue-point draw:id="4" svg:x="-1.562cm" svg:y="-1.666cm"/>
          <text:p/>
        </draw:path>
        <draw:frame draw:style-name="gr7" draw:text-style-name="P7" xml:id="id1" draw:id="id1" draw:layer="layout" svg:width="1.905cm" svg:height="1cm" svg:x="9.89cm" svg:y="3.54cm">
          <draw:text-box>
            <text:p text:style-name="P6"><text:span text:style-name="T4">time</text:span></text:p>
          </draw:text-box>
        </draw:frame>
        <draw:connector draw:style-name="gr8" draw:text-style-name="P8" draw:layer="layout" draw:type="curve" svg:x1="11.795cm" svg:y1="4.04cm" svg:x2="13.87cm" svg:y2="4.033cm" draw:start-shape="id1" draw:start-glue-point="1" svg:d="M11795 4040c1932 0 895-7 2075-7" svg:viewBox="0 0 2076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1" svg:font-family="'Albany AMT'" style:font-pitch="variable"/>
    <style:font-face style:name="Arial Black" svg:font-family="'Arial Black'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lbany AMT2" style:font-family-asian="'Albany AMT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8-02-18T13:25:44</meta:creation-date>
    <dc:date>2018-01-20T20:49:41.842556837</dc:date>
    <meta:editing-cycles>15</meta:editing-cycles>
    <meta:editing-duration>PT1H12M19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